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26cm" svg:stroke-color="#4d4d4d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fo:font-size="24pt"/>
    </style:style>
  </office:automatic-styles>
  <office:body>
    <office:presentation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0.737cm" svg:height="0.737cm" svg:x="9.596cm" svg:y="7.52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333cm" svg:y1="7.899cm" svg:x2="11.564cm" svg:y2="7.899cm">
          <text:p/>
        </draw:line>
        <draw:custom-shape draw:style-name="gr1" draw:text-style-name="P1" draw:layer="layout" svg:width="0.736cm" svg:height="0.737cm" svg:x="11.564cm" svg:y="7.52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9cm" svg:y1="8.899cm" svg:x2="14.13cm" svg:y2="8.899cm">
          <text:p/>
        </draw:line>
        <draw:custom-shape draw:style-name="gr3" draw:text-style-name="P1" draw:layer="layout" svg:width="4.049cm" svg:height="1.967cm" svg:x="8.858cm" svg:y="7.91cm">
          <text:p/>
          <draw:enhanced-geometry svg:viewBox="0 0 21600 21600" draw:glue-points="10800 0 0 10800 10800 21600 21600 10800" draw:path-stretchpoint-x="10800" draw:text-areas="?f8 ?f9 ?f10 ?f11" draw:type="bracket-pair" draw:modifiers="2475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737cm" svg:height="0.737cm" svg:x="6.895cm" svg:y="8.5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632cm" svg:y1="8.901cm" svg:x2="8.863cm" svg:y2="8.901cm">
          <text:p/>
        </draw:line>
        <draw:custom-shape draw:style-name="gr1" draw:text-style-name="P1" draw:layer="layout" svg:width="0.737cm" svg:height="0.737cm" svg:x="14.196cm" svg:y="8.52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933cm" svg:y1="8.9cm" svg:x2="16.164cm" svg:y2="8.9cm">
          <text:p/>
        </draw:line>
        <draw:custom-shape draw:style-name="gr1" draw:text-style-name="P1" draw:layer="layout" svg:width="0.736cm" svg:height="0.737cm" svg:x="16.164cm" svg:y="8.52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6.906cm" svg:y1="8.9cm" svg:x2="18.136cm" svg:y2="8.9cm">
          <text:p/>
        </draw:line>
        <draw:custom-shape draw:style-name="gr1" draw:text-style-name="P1" draw:layer="layout" svg:width="0.737cm" svg:height="0.737cm" svg:x="18.136cm" svg:y="8.52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6.911cm" svg:y1="9.277cm" svg:x2="18.082cm" svg:y2="10.463cm">
          <text:p/>
        </draw:line>
        <draw:line draw:style-name="gr2" draw:text-style-name="P2" draw:layer="layout" svg:x1="16.9cm" svg:y1="8.524cm" svg:x2="18.087cm" svg:y2="7.342cm">
          <text:p/>
        </draw:line>
        <draw:custom-shape draw:style-name="gr1" draw:text-style-name="P1" draw:layer="layout" svg:width="0.737cm" svg:height="0.736cm" svg:x="18.136cm" svg:y="10.0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37cm" svg:height="0.737cm" svg:x="18.136cm" svg:y="6.9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36cm" svg:height="0.737cm" svg:x="9.565cm" svg:y="9.12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307cm" svg:y1="9.5cm" svg:x2="11.537cm" svg:y2="9.5cm">
          <text:p/>
        </draw:line>
        <draw:custom-shape draw:style-name="gr1" draw:text-style-name="P1" draw:layer="layout" svg:width="0.737cm" svg:height="0.737cm" svg:x="11.537cm" svg:y="9.12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312cm" svg:y1="9.877cm" svg:x2="11.483cm" svg:y2="11.063cm">
          <text:p/>
        </draw:line>
        <draw:custom-shape draw:style-name="gr1" draw:text-style-name="P1" draw:layer="layout" svg:width="0.737cm" svg:height="0.736cm" svg:x="11.537cm" svg:y="10.6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1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Albany AMT'" style:font-pitch-asian="variable" style:font-size-asian="44pt" style:font-style-asian="normal" style:font-weight-asian="normal" style:font-family-complex="'Albany AMT'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pitch-asian="variable" style:font-size-asian="20pt" style:font-style-asian="normal" style:font-weight-asian="normal" style:font-family-complex="'Albany AMT'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page-number>&lt;Nummer&gt;</text:page-number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mer&gt;</text:page-number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4-23T08:51:31</meta:creation-date>
    <dc:date>2007-04-23T08:52:04</dc:date>
    <dc:language>de-DE</dc:language>
    <meta:editing-cycles>2</meta:editing-cycles>
    <meta:editing-duration>PT34S</meta:editing-duration>
    <meta:user-defined meta:name="Info 1"/>
    <meta:user-defined meta:name="Info 2"/>
    <meta:user-defined meta:name="Info 3"/>
    <meta:user-defined meta:name="Info 4"/>
    <meta:document-statistic meta:object-count="44"/>
  </office:meta>
</office:document-meta>
</file>